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fba1" officeooo:paragraph-rsid="000ffba1"/>
    </style:style>
    <style:style style:name="P2" style:family="paragraph" style:parent-style-name="Standard">
      <style:text-properties officeooo:paragraph-rsid="000ffba1"/>
    </style:style>
    <style:style style:name="P3" style:family="paragraph" style:parent-style-name="Standard">
      <style:text-properties officeooo:paragraph-rsid="001126e7"/>
    </style:style>
    <style:style style:name="P4" style:family="paragraph" style:parent-style-name="Standard">
      <style:text-properties officeooo:paragraph-rsid="0013d12b"/>
    </style:style>
    <style:style style:name="P5" style:family="paragraph" style:parent-style-name="Standard">
      <style:text-properties officeooo:rsid="0015d8e2" officeooo:paragraph-rsid="0015d8e2"/>
    </style:style>
    <style:style style:name="P6" style:family="paragraph" style:parent-style-name="Standard" style:list-style-name="L9">
      <style:text-properties officeooo:rsid="0015d8e2" officeooo:paragraph-rsid="0015d8e2"/>
    </style:style>
    <style:style style:name="P7" style:family="paragraph" style:parent-style-name="Standard" style:list-style-name="L9">
      <style:text-properties officeooo:rsid="0015d8e2" officeooo:paragraph-rsid="0023dc87"/>
    </style:style>
    <style:style style:name="P8" style:family="paragraph" style:parent-style-name="Standard" style:list-style-name="L10">
      <style:text-properties officeooo:rsid="0015d8e2" officeooo:paragraph-rsid="0015d8e2"/>
    </style:style>
    <style:style style:name="P9" style:family="paragraph" style:parent-style-name="Standard" style:list-style-name="L10">
      <style:text-properties officeooo:rsid="0015d8e2" officeooo:paragraph-rsid="0024d06c"/>
    </style:style>
    <style:style style:name="P10" style:family="paragraph" style:parent-style-name="Standard" style:list-style-name="L10">
      <style:text-properties officeooo:rsid="0015d8e2" officeooo:paragraph-rsid="0025e4bf"/>
    </style:style>
    <style:style style:name="P11" style:family="paragraph" style:parent-style-name="Standard" style:list-style-name="L10">
      <style:text-properties officeooo:rsid="0015d8e2" officeooo:paragraph-rsid="00297840"/>
    </style:style>
    <style:style style:name="P12" style:family="paragraph" style:parent-style-name="Standard" style:list-style-name="L13">
      <style:text-properties officeooo:rsid="0015d8e2" officeooo:paragraph-rsid="0015d8e2"/>
    </style:style>
    <style:style style:name="P13" style:family="paragraph" style:parent-style-name="Standard">
      <style:text-properties officeooo:rsid="0015d8e2" officeooo:paragraph-rsid="001d7ec5"/>
    </style:style>
    <style:style style:name="P14" style:family="paragraph" style:parent-style-name="Standard">
      <style:text-properties officeooo:rsid="0015d8e2" officeooo:paragraph-rsid="0024d06c"/>
    </style:style>
    <style:style style:name="P15" style:family="paragraph" style:parent-style-name="Standard">
      <style:text-properties officeooo:rsid="0015d8e2" officeooo:paragraph-rsid="0025e4bf"/>
    </style:style>
    <style:style style:name="P16" style:family="paragraph" style:parent-style-name="Standard" style:list-style-name="L11">
      <style:text-properties officeooo:rsid="0017f483" officeooo:paragraph-rsid="0017f483"/>
    </style:style>
    <style:style style:name="P17" style:family="paragraph" style:parent-style-name="Standard">
      <style:text-properties officeooo:rsid="0017f483" officeooo:paragraph-rsid="0017f483"/>
    </style:style>
    <style:style style:name="P18" style:family="paragraph" style:parent-style-name="Standard">
      <style:text-properties officeooo:rsid="0018930f" officeooo:paragraph-rsid="0018930f"/>
    </style:style>
    <style:style style:name="P19" style:family="paragraph" style:parent-style-name="Standard">
      <style:text-properties officeooo:rsid="00197bc1" officeooo:paragraph-rsid="001b2226"/>
    </style:style>
    <style:style style:name="P20" style:family="paragraph" style:parent-style-name="Standard" style:list-style-name="L12">
      <style:text-properties officeooo:rsid="00197bc1" officeooo:paragraph-rsid="001b2226"/>
    </style:style>
    <style:style style:name="P21" style:family="paragraph" style:parent-style-name="Standard" style:list-style-name="L12">
      <style:text-properties officeooo:rsid="00197bc1" officeooo:paragraph-rsid="002302e5"/>
    </style:style>
    <style:style style:name="P22" style:family="paragraph" style:parent-style-name="Standard">
      <style:text-properties officeooo:rsid="001b2226" officeooo:paragraph-rsid="001b2226"/>
    </style:style>
    <style:style style:name="P23" style:family="paragraph" style:parent-style-name="Standard">
      <style:text-properties officeooo:rsid="001d7ec5" officeooo:paragraph-rsid="001d7ec5"/>
    </style:style>
    <style:style style:name="P24" style:family="paragraph" style:parent-style-name="Standard">
      <style:text-properties officeooo:rsid="001d7ec5" officeooo:paragraph-rsid="0021ba40"/>
    </style:style>
    <style:style style:name="P25" style:family="paragraph" style:parent-style-name="Standard">
      <style:text-properties fo:font-weight="normal" officeooo:rsid="0028d566" officeooo:paragraph-rsid="0028d566" style:font-weight-asian="normal" style:font-weight-complex="normal"/>
    </style:style>
    <style:style style:name="P26" style:family="paragraph" style:parent-style-name="Standard">
      <style:text-properties officeooo:rsid="002302e5" officeooo:paragraph-rsid="002302e5"/>
    </style:style>
    <style:style style:name="P27" style:family="paragraph" style:parent-style-name="Standard">
      <style:text-properties officeooo:paragraph-rsid="002302e5"/>
    </style:style>
    <style:style style:name="P28" style:family="paragraph" style:parent-style-name="Standard">
      <style:text-properties officeooo:rsid="0023cc6a" officeooo:paragraph-rsid="0023cc6a"/>
    </style:style>
    <style:style style:name="P29" style:family="paragraph" style:parent-style-name="Standard">
      <style:text-properties officeooo:rsid="0023dc87" officeooo:paragraph-rsid="0023dc87"/>
    </style:style>
    <style:style style:name="P30" style:family="paragraph" style:parent-style-name="Standard">
      <style:text-properties officeooo:rsid="0024d06c" officeooo:paragraph-rsid="0024d06c"/>
    </style:style>
    <style:style style:name="P31" style:family="paragraph" style:parent-style-name="Standard">
      <style:text-properties fo:font-size="8pt" officeooo:rsid="0024d06c" officeooo:paragraph-rsid="0024d06c" fo:background-color="#dddddd" style:font-size-asian="8pt" style:font-size-complex="8pt"/>
    </style:style>
    <style:style style:name="P32" style:family="paragraph" style:parent-style-name="Standard">
      <style:text-properties officeooo:rsid="0025e4bf" officeooo:paragraph-rsid="0025e4bf"/>
    </style:style>
    <style:style style:name="P33" style:family="paragraph" style:parent-style-name="Standard">
      <style:text-properties officeooo:paragraph-rsid="0025e4bf"/>
    </style:style>
    <style:style style:name="P34" style:family="paragraph" style:parent-style-name="Standard">
      <style:text-properties officeooo:rsid="0028b8aa" officeooo:paragraph-rsid="0028b8aa"/>
    </style:style>
    <style:style style:name="P35" style:family="paragraph" style:parent-style-name="Standard" style:list-style-name="L14">
      <style:text-properties officeooo:rsid="0028b8aa" officeooo:paragraph-rsid="0028b8aa"/>
    </style:style>
    <style:style style:name="P36" style:family="paragraph" style:parent-style-name="Standard">
      <style:text-properties officeooo:rsid="0028b8aa" officeooo:paragraph-rsid="0028d566"/>
    </style:style>
    <style:style style:name="P37" style:family="paragraph" style:parent-style-name="Standard">
      <style:text-properties officeooo:rsid="00297840" officeooo:paragraph-rsid="0028b8aa"/>
    </style:style>
    <style:style style:name="P38" style:family="paragraph" style:parent-style-name="Standard">
      <style:text-properties officeooo:rsid="00297840" officeooo:paragraph-rsid="00297840"/>
    </style:style>
    <style:style style:name="P39" style:family="paragraph" style:parent-style-name="Standard">
      <style:text-properties officeooo:rsid="00297840" officeooo:paragraph-rsid="002a0add"/>
    </style:style>
    <style:style style:name="P40" style:family="paragraph" style:parent-style-name="Standard">
      <style:text-properties officeooo:paragraph-rsid="002a0add"/>
    </style:style>
    <style:style style:name="P41" style:family="paragraph" style:parent-style-name="Standard">
      <style:text-properties officeooo:rsid="002c8145" officeooo:paragraph-rsid="002c8145"/>
    </style:style>
    <style:style style:name="P42" style:family="paragraph" style:parent-style-name="Standard" style:list-style-name="L15">
      <style:text-properties officeooo:rsid="002c8145" officeooo:paragraph-rsid="002c8145"/>
    </style:style>
    <style:style style:name="P43" style:family="paragraph" style:parent-style-name="Standard" style:list-style-name="L15">
      <style:text-properties officeooo:rsid="002c8145" officeooo:paragraph-rsid="00389367"/>
    </style:style>
    <style:style style:name="P44" style:family="paragraph" style:parent-style-name="Standard">
      <style:text-properties officeooo:paragraph-rsid="002e4249"/>
    </style:style>
    <style:style style:name="P45" style:family="paragraph" style:parent-style-name="Standard">
      <style:text-properties officeooo:rsid="002ff4e2" officeooo:paragraph-rsid="002ff4e2"/>
    </style:style>
    <style:style style:name="P46" style:family="paragraph" style:parent-style-name="Standard">
      <style:text-properties officeooo:paragraph-rsid="002ff4e2"/>
    </style:style>
    <style:style style:name="P47" style:family="paragraph" style:parent-style-name="Standard" style:list-style-name="L16">
      <style:text-properties officeooo:paragraph-rsid="003193aa"/>
    </style:style>
    <style:style style:name="P48" style:family="paragraph" style:parent-style-name="Standard" style:list-style-name="L16">
      <style:text-properties officeooo:rsid="003193aa" officeooo:paragraph-rsid="003193aa"/>
    </style:style>
    <style:style style:name="P49" style:family="paragraph" style:parent-style-name="Standard">
      <style:text-properties officeooo:rsid="003193aa" officeooo:paragraph-rsid="003193aa"/>
    </style:style>
    <style:style style:name="P50" style:family="paragraph" style:parent-style-name="Standard">
      <style:text-properties officeooo:rsid="0032facb" officeooo:paragraph-rsid="0032facb"/>
    </style:style>
    <style:style style:name="P51" style:family="paragraph" style:parent-style-name="Standard">
      <style:text-properties officeooo:paragraph-rsid="0034f4c6"/>
    </style:style>
    <style:style style:name="P52" style:family="paragraph" style:parent-style-name="Standard">
      <style:text-properties officeooo:paragraph-rsid="0035eb3e"/>
    </style:style>
    <style:style style:name="P53" style:family="paragraph" style:parent-style-name="Standard">
      <style:text-properties officeooo:paragraph-rsid="003616d8"/>
    </style:style>
    <style:style style:name="P54" style:family="paragraph" style:parent-style-name="Standard">
      <style:text-properties officeooo:rsid="0036762a" officeooo:paragraph-rsid="0036762a"/>
    </style:style>
    <style:style style:name="P55" style:family="paragraph" style:parent-style-name="Standard">
      <style:text-properties officeooo:rsid="0036762a" officeooo:paragraph-rsid="00389367"/>
    </style:style>
    <style:style style:name="P56" style:family="paragraph" style:parent-style-name="Standard">
      <style:text-properties officeooo:paragraph-rsid="0036762a"/>
    </style:style>
    <style:style style:name="P57" style:family="paragraph" style:parent-style-name="Standard">
      <style:text-properties officeooo:rsid="003778d0" officeooo:paragraph-rsid="003778d0"/>
    </style:style>
    <style:style style:name="P58" style:family="paragraph" style:parent-style-name="Standard">
      <style:text-properties officeooo:rsid="00389367" officeooo:paragraph-rsid="00389367"/>
    </style:style>
    <style:style style:name="P59" style:family="paragraph" style:parent-style-name="Standard">
      <style:text-properties officeooo:rsid="00392d4e" officeooo:paragraph-rsid="00392d4e"/>
    </style:style>
    <style:style style:name="P60" style:family="paragraph" style:parent-style-name="Standard">
      <style:text-properties officeooo:rsid="003b3d88" officeooo:paragraph-rsid="003b3d88"/>
    </style:style>
    <style:style style:name="P61" style:family="paragraph" style:parent-style-name="Standard">
      <style:text-properties officeooo:paragraph-rsid="003b3d88"/>
    </style:style>
    <style:style style:name="T1" style:family="text">
      <style:text-properties officeooo:rsid="000ffba1"/>
    </style:style>
    <style:style style:name="T2" style:family="text">
      <style:text-properties fo:font-weight="bold" style:font-weight-asian="bold" style:font-weight-complex="bold"/>
    </style:style>
    <style:style style:name="T3" style:family="text">
      <style:text-properties fo:font-weight="bold" officeooo:rsid="000ffba1" style:font-weight-asian="bold" style:font-weight-complex="bold"/>
    </style:style>
    <style:style style:name="T4" style:family="text">
      <style:text-properties fo:font-weight="bold" officeooo:rsid="0012092a" style:font-weight-asian="bold" style:font-weight-complex="bold"/>
    </style:style>
    <style:style style:name="T5" style:family="text">
      <style:text-properties fo:font-weight="bold" officeooo:rsid="0021ba40" style:font-weight-asian="bold" style:font-weight-complex="bold"/>
    </style:style>
    <style:style style:name="T6" style:family="text">
      <style:text-properties fo:font-weight="bold" officeooo:rsid="001d7ec5" style:font-weight-asian="bold" style:font-weight-complex="bold"/>
    </style:style>
    <style:style style:name="T7" style:family="text">
      <style:text-properties fo:font-weight="bold" officeooo:rsid="0025e4bf" style:font-weight-asian="bold" style:font-weight-complex="bold"/>
    </style:style>
    <style:style style:name="T8" style:family="text">
      <style:text-properties fo:font-weight="bold" officeooo:rsid="002c8145" style:font-weight-asian="bold" style:font-weight-complex="bold"/>
    </style:style>
    <style:style style:name="T9" style:family="text">
      <style:text-properties fo:font-weight="bold" officeooo:rsid="002ff4e2" style:font-weight-asian="bold" style:font-weight-complex="bold"/>
    </style:style>
    <style:style style:name="T10" style:family="text">
      <style:text-properties fo:font-weight="bold" officeooo:rsid="00333469" style:font-weight-asian="bold" style:font-weight-complex="bold"/>
    </style:style>
    <style:style style:name="T11" style:family="text">
      <style:text-properties fo:font-weight="bold" officeooo:rsid="0034f4c6" style:font-weight-asian="bold" style:font-weight-complex="bold"/>
    </style:style>
    <style:style style:name="T12" style:family="text">
      <style:text-properties fo:font-weight="bold" officeooo:rsid="0036762a" style:font-weight-asian="bold" style:font-weight-complex="bold"/>
    </style:style>
    <style:style style:name="T13" style:family="text">
      <style:text-properties fo:font-weight="bold" officeooo:rsid="003778d0" style:font-weight-asian="bold" style:font-weight-complex="bold"/>
    </style:style>
    <style:style style:name="T14" style:family="text">
      <style:text-properties fo:font-weight="bold" officeooo:rsid="00389367" style:font-weight-asian="bold" style:font-weight-complex="bold"/>
    </style:style>
    <style:style style:name="T15" style:family="text">
      <style:text-properties fo:font-weight="bold" officeooo:rsid="003b3d88" style:font-weight-asian="bold" style:font-weight-complex="bold"/>
    </style:style>
    <style:style style:name="T16" style:family="text">
      <style:text-properties fo:font-weight="bold" fo:background-color="#fff200" loext:char-shading-value="0" style:font-weight-asian="bold" style:font-weight-complex="bold"/>
    </style:style>
    <style:style style:name="T17" style:family="text">
      <style:text-properties officeooo:rsid="001126e7"/>
    </style:style>
    <style:style style:name="T18" style:family="text">
      <style:text-properties officeooo:rsid="0012092a"/>
    </style:style>
    <style:style style:name="T19" style:family="text">
      <style:text-properties officeooo:rsid="0013d12b"/>
    </style:style>
    <style:style style:name="T20" style:family="text">
      <style:text-properties officeooo:rsid="0015d8e2"/>
    </style:style>
    <style:style style:name="T21" style:family="text">
      <style:text-properties officeooo:rsid="0017285d"/>
    </style:style>
    <style:style style:name="T22" style:family="text">
      <style:text-properties officeooo:rsid="00197bc1"/>
    </style:style>
    <style:style style:name="T23" style:family="text">
      <style:text-properties officeooo:rsid="001b2226"/>
    </style:style>
    <style:style style:name="T24" style:family="text">
      <style:text-properties officeooo:rsid="001b9c96"/>
    </style:style>
    <style:style style:name="T25" style:family="text">
      <style:text-properties fo:font-weight="normal" style:font-weight-asian="normal" style:font-weight-complex="normal"/>
    </style:style>
    <style:style style:name="T26" style:family="text">
      <style:text-properties fo:font-weight="normal" officeooo:rsid="001e761f" style:font-weight-asian="normal" style:font-weight-complex="normal"/>
    </style:style>
    <style:style style:name="T27" style:family="text">
      <style:text-properties fo:font-weight="normal" officeooo:rsid="0020bcc7" style:font-weight-asian="normal" style:font-weight-complex="normal"/>
    </style:style>
    <style:style style:name="T28" style:family="text">
      <style:text-properties fo:font-weight="normal" officeooo:rsid="0021ba40" style:font-weight-asian="normal" style:font-weight-complex="normal"/>
    </style:style>
    <style:style style:name="T29" style:family="text">
      <style:text-properties fo:font-weight="normal" officeooo:rsid="001b2226" style:font-weight-asian="normal" style:font-weight-complex="normal"/>
    </style:style>
    <style:style style:name="T30" style:family="text">
      <style:text-properties fo:font-weight="normal" officeooo:rsid="002302e5" style:font-weight-asian="normal" style:font-weight-complex="normal"/>
    </style:style>
    <style:style style:name="T31" style:family="text">
      <style:text-properties fo:font-weight="normal" officeooo:rsid="0015d8e2" style:font-weight-asian="normal" style:font-weight-complex="normal"/>
    </style:style>
    <style:style style:name="T32" style:family="text">
      <style:text-properties fo:font-weight="normal" officeooo:rsid="002a0add" style:font-weight-asian="normal" style:font-weight-complex="normal"/>
    </style:style>
    <style:style style:name="T33" style:family="text">
      <style:text-properties fo:font-weight="normal" officeooo:rsid="002e4249" style:font-weight-asian="normal" style:font-weight-complex="normal"/>
    </style:style>
    <style:style style:name="T34" style:family="text">
      <style:text-properties fo:font-weight="normal" officeooo:rsid="002ff4e2" style:font-weight-asian="normal" style:font-weight-complex="normal"/>
    </style:style>
    <style:style style:name="T35" style:family="text">
      <style:text-properties fo:font-weight="normal" officeooo:rsid="002c8145" style:font-weight-asian="normal" style:font-weight-complex="normal"/>
    </style:style>
    <style:style style:name="T36" style:family="text">
      <style:text-properties fo:font-weight="normal" officeooo:rsid="00333469" style:font-weight-asian="normal" style:font-weight-complex="normal"/>
    </style:style>
    <style:style style:name="T37" style:family="text">
      <style:text-properties fo:font-weight="normal" officeooo:rsid="0034f4c6" style:font-weight-asian="normal" style:font-weight-complex="normal"/>
    </style:style>
    <style:style style:name="T38" style:family="text">
      <style:text-properties fo:font-weight="normal" officeooo:rsid="0035eb3e" style:font-weight-asian="normal" style:font-weight-complex="normal"/>
    </style:style>
    <style:style style:name="T39" style:family="text">
      <style:text-properties fo:font-weight="normal" officeooo:rsid="003616d8" style:font-weight-asian="normal" style:font-weight-complex="normal"/>
    </style:style>
    <style:style style:name="T40" style:family="text">
      <style:text-properties fo:font-weight="normal" officeooo:rsid="00389367" style:font-weight-asian="normal" style:font-weight-complex="normal"/>
    </style:style>
    <style:style style:name="T41" style:family="text">
      <style:text-properties fo:font-weight="normal" officeooo:rsid="00392d4e" style:font-weight-asian="normal" style:font-weight-complex="normal"/>
    </style:style>
    <style:style style:name="T42" style:family="text">
      <style:text-properties fo:font-weight="normal" officeooo:rsid="0020bcc7" fo:background-color="transparent" loext:char-shading-value="0" style:font-weight-asian="normal" style:font-weight-complex="normal"/>
    </style:style>
    <style:style style:name="T43" style:family="text">
      <style:text-properties fo:background-color="#fff200" loext:char-shading-value="0"/>
    </style:style>
    <style:style style:name="T44" style:family="text">
      <style:text-properties officeooo:rsid="001feec3"/>
    </style:style>
    <style:style style:name="T45" style:family="text">
      <style:text-properties officeooo:rsid="0020bcc7"/>
    </style:style>
    <style:style style:name="T46" style:family="text">
      <style:text-properties officeooo:rsid="002302e5"/>
    </style:style>
    <style:style style:name="T47" style:family="text">
      <style:text-properties officeooo:rsid="0025e4bf"/>
    </style:style>
    <style:style style:name="T48" style:family="text">
      <style:text-properties officeooo:rsid="0027a979"/>
    </style:style>
    <style:style style:name="T49" style:family="text">
      <style:text-properties fo:font-size="8pt" fo:font-weight="normal" fo:background-color="#dddddd" loext:char-shading-value="0" style:font-size-asian="8pt" style:font-weight-asian="normal" style:font-size-complex="8pt" style:font-weight-complex="normal"/>
    </style:style>
    <style:style style:name="T50" style:family="text">
      <style:text-properties fo:background-color="#dddddd" loext:char-shading-value="0"/>
    </style:style>
    <style:style style:name="T51" style:family="text">
      <style:text-properties style:text-underline-style="solid" style:text-underline-width="auto" style:text-underline-color="font-color"/>
    </style:style>
    <style:style style:name="T52" style:family="text">
      <style:text-properties style:text-underline-style="none"/>
    </style:style>
    <style:style style:name="T53" style:family="text">
      <style:text-properties style:text-underline-style="none" officeooo:rsid="0028d566"/>
    </style:style>
    <style:style style:name="T54" style:family="text">
      <style:text-properties style:text-underline-style="none" officeooo:rsid="0024d06c"/>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bold" officeooo:rsid="0025e4bf" style:font-weight-asian="bold" style:font-weight-complex="bold"/>
    </style:style>
    <style:style style:name="T57" style:family="text">
      <style:text-properties style:text-underline-style="none" officeooo:rsid="0025e4bf"/>
    </style:style>
    <style:style style:name="T58" style:family="text">
      <style:text-properties officeooo:rsid="0028d566"/>
    </style:style>
    <style:style style:name="T59" style:family="text">
      <style:text-properties officeooo:rsid="002c8145"/>
    </style:style>
    <style:style style:name="T60" style:family="text">
      <style:text-properties officeooo:rsid="002ff4e2"/>
    </style:style>
    <style:style style:name="T61" style:family="text">
      <style:text-properties officeooo:rsid="003193aa"/>
    </style:style>
    <style:style style:name="T62" style:family="text">
      <style:text-properties officeooo:rsid="00333469"/>
    </style:style>
    <style:style style:name="T63" style:family="text">
      <style:text-properties officeooo:rsid="0034f322"/>
    </style:style>
    <style:style style:name="T64" style:family="text">
      <style:text-properties officeooo:rsid="0036762a"/>
    </style:style>
    <style:style style:name="T65" style:family="text">
      <style:text-properties officeooo:rsid="00389367"/>
    </style:style>
    <style:style style:name="T66" style:family="text">
      <style:text-properties officeooo:rsid="003b3d8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chnical Assessment : Interview Questions &amp; Answers</text:h>
      <text:h text:style-name="Heading_20_3" text:outline-level="3">Introduction</text:h>
      <text:p text:style-name="Standard"><text:span text:style-name="T1">T</text:span>echnical assessment is a simple login page which you should test with automation using Robot Framework for UI and Python for API.</text:p>
      <text:p text:style-name="Standard"/>
      <text:p text:style-name="Standard">The demo app can be found from: <text:a xlink:type="simple" xlink:href="https://github.com/Interview-demoapp/Flasky" text:style-name="Internet_20_link" text:visited-style-name="Visited_20_Internet_20_Link">https://github.com/Interview-demoapp/Flasky</text:a></text:p>
      <text:p text:style-name="Standard"/>
      <text:p text:style-name="Standard">Basic instructions can be found from github page. Please create tests against the acceptance criteria. <text:s/></text:p>
      <text:p text:style-name="Standard"/>
      <text:p text:style-name="Standard">The following is needed: </text:p>
      <text:p text:style-name="Standard"/>
      <text:p text:style-name="Standard"><text:span text:style-name="T3">Q1)</text:span><text:span text:style-name="T1"> </text:span>Write UI automation with Robot Framework?</text:p>
      <text:p text:style-name="Standard"/>
      <text:p text:style-name="P1"><text:span text:style-name="T2">A1)</text:span> UI automation test suites can be found <text:a xlink:type="simple" xlink:href="https://github.com/TeddyTeddy/CRF_Demo_Solution/tree/master/TestProject/Tests/WebUI" text:style-name="Internet_20_link" text:visited-style-name="Visited_20_Internet_20_Link">here</text:a>. You can run the UI automation tests via <text:a xlink:type="simple" xlink:href="https://github.com/TeddyTeddy/CRF_Demo_Solution/blob/master/TestProject/run" text:style-name="Internet_20_link" text:visited-style-name="Visited_20_Internet_20_Link">run</text:a> command. The instructions on how to install the virtual environment and run the tests are provided</text:p>
      <text:p text:style-name="P1">in <text:a xlink:type="simple" xlink:href="https://github.com/TeddyTeddy/CRF_Demo_Solution" text:style-name="Internet_20_link" text:visited-style-name="Visited_20_Internet_20_Link">README.md</text:a></text:p>
      <text:p text:style-name="P1"/>
      <text:p text:style-name="Standard"><text:span text:style-name="T3">Q2)</text:span><text:span text:style-name="T1"> </text:span>Write API automation – requests with Python (we know there are RF libraries for APIs, but we want to see your Python skills)?</text:p>
      <text:p text:style-name="Standard"/>
      <text:p text:style-name="P1"><text:span text:style-name="T2">A2)</text:span> API automation test suites can be found <text:a xlink:type="simple" xlink:href="https://github.com/TeddyTeddy/CRF_Demo_Solution/tree/master/TestProject/Tests/API" text:style-name="Internet_20_link" text:visited-style-name="Visited_20_Internet_20_Link">here</text:a>. <text:span text:style-name="T17">I implemented a custom library called </text:span><text:a xlink:type="simple" xlink:href="https://github.com/TeddyTeddy/CRF_Demo_Solution/blob/master/TestProject/CustomLibs/CRUD_Library.py" text:style-name="Internet_20_link" text:visited-style-name="Visited_20_Internet_20_Link"><text:span text:style-name="T17">CRUD_Library.py</text:span></text:a><text:span text:style-name="T17"> for RF. </text:span>You can run the <text:span text:style-name="T17">API</text:span> automation tests via <text:a xlink:type="simple" xlink:href="https://github.com/TeddyTeddy/CRF_Demo_Solution/blob/master/TestProject/run" text:style-name="Internet_20_link" text:visited-style-name="Visited_20_Internet_20_Link">run</text:a> command. The instructions on how to install the virtual environment and run the tests are provided in <text:a xlink:type="simple" xlink:href="https://github.com/TeddyTeddy/CRF_Demo_Solution" text:style-name="Internet_20_link" text:visited-style-name="Visited_20_Internet_20_Link">README.md</text:a></text:p>
      <text:p text:style-name="Standard"/>
      <text:p text:style-name="P2"><text:span text:style-name="T3">Q3)</text:span><text:span text:style-name="T1"> </text:span>When using Python also write unit tests for Python implementation (=test the test code) <text:s/></text:p>
      <text:p text:style-name="P3"><text:span text:style-name="T3"/></text:p>
      <text:p text:style-name="P3"><text:span text:style-name="T3">A3)</text:span><text:span text:style-name="T1"> The given time was not enough to implement unit tests for <text:s/></text:span><text:a xlink:type="simple" xlink:href="https://github.com/TeddyTeddy/CRF_Demo_Solution/blob/master/TestProject/CustomLibs/CRUD_Library.py" text:style-name="Internet_20_link" text:visited-style-name="Visited_20_Internet_20_Link"><text:span text:style-name="T1">CRUD_Library.py</text:span></text:a><text:span text:style-name="T1">. So, this task is left undone. But main idea is to use </text:span><text:a xlink:type="simple" xlink:href="https://docs.python.org/3/library/unittest.html" text:style-name="Internet_20_link" text:visited-style-name="Visited_20_Internet_20_Link"><text:span text:style-name="T1">unittest</text:span></text:a><text:span text:style-name="T1"> python module to create unit tests. And use </text:span><text:a xlink:type="simple" xlink:href="https://mockito-python.readthedocs.io/en/latest/walk-through.html" text:style-name="Internet_20_link" text:visited-style-name="Visited_20_Internet_20_Link"><text:span text:style-name="T1">mockito</text:span></text:a><text:span text:style-name="T1"> to mock all the dependencies of CRUD_library, such as requests &amp; logger. Then use </text:span><text:a xlink:type="simple" xlink:href="https://coverage.readthedocs.io/en/coverage-5.5/" text:style-name="Internet_20_link" text:visited-style-name="Visited_20_Internet_20_Link"><text:span text:style-name="T1">coverage</text:span></text:a><text:span text:style-name="T1"> python module to get the coverage report for the unit tests. For another demo project, a year ago I implemented a similar “test the test code” task, </text:span><text:a xlink:type="simple" xlink:href="https://github.com/TeddyTeddy/robot-fw-seleniumlibrary-tests/tree/master/Libraries/Unittests" text:style-name="Internet_20_link" text:visited-style-name="Visited_20_Internet_20_Link"><text:span text:style-name="T1">here is the code</text:span></text:a><text:span text:style-name="T1"> for it.</text:span></text:p>
      <text:p text:style-name="P2"/>
      <text:p text:style-name="P2"><text:span text:style-name="T3">Q4)</text:span><text:span text:style-name="T1"> </text:span>Explain your approach to the implementation </text:p>
      <text:p text:style-name="Standard"/>
      <text:p text:style-name="P4"><text:span text:style-name="T4">A4)</text:span><text:span text:style-name="T18"> First of all, for the sake of clarity, I call the given UI &amp; API acceptance criteria s as epics. They are epics, because they state high level goals in which we can define many concrete use cases. For example, if we break down the epic “</text:span>If authenticated I can update personal information of users”, <text:span text:style-name="T19">you will see many use cases as stated in Table 6 of </text:span><text:a xlink:type="simple" xlink:href="https://github.com/TeddyTeddy/CRF_Demo_Solution/blob/master/TestProject/RequirementsVsTestResults.pdf" text:style-name="Internet_20_link" text:visited-style-name="Visited_20_Internet_20_Link"><text:span text:style-name="T19">RequiremensVsTestResults.pdf</text:span></text:a><text:span text:style-name="T19">.</text:span></text:p>
      <text:p text:style-name="Standard">  </text:p>
      <text:p text:style-name="P5">I also noticed that Login as Epic is missing, so my Epic list was the following:</text:p>
      <text:p text:style-name="P5"/>
      <text:p text:style-name="P5">For <text:a xlink:type="simple" xlink:href="https://github.com/TeddyTeddy/CRF_Demo_Solution/tree/master/TestProject/Tests/WebUI" text:style-name="Internet_20_link" text:visited-style-name="Visited_20_Internet_20_Link">WebUI</text:a>:</text:p>
      <text:p text:style-name="P5"/>
      <text:list xml:id="list3868941932" text:style-name="L9">
        <text:list-item>
          <text:p text:style-name="P6"><text:a xlink:type="simple" xlink:href="https://github.com/TeddyTeddy/CRF_Demo_Solution/blob/master/TestProject/Tests/WebUI/1-Registration.robot" text:style-name="Internet_20_link" text:visited-style-name="Visited_20_Internet_20_Link">1-Registration.robot</text:a></text:p>
        </text:list-item>
        <text:list-item>
          <text:p text:style-name="P6"><text:a xlink:type="simple" xlink:href="https://github.com/TeddyTeddy/CRF_Demo_Solution/blob/master/TestProject/Tests/WebUI/2-Login.robot" text:style-name="Internet_20_link" text:visited-style-name="Visited_20_Internet_20_Link">2-Login.robot</text:a></text:p>
        </text:list-item>
        <text:list-item>
          <text:p text:style-name="P6"><text:a xlink:type="simple" xlink:href="https://github.com/TeddyTeddy/CRF_Demo_Solution/blob/master/TestProject/Tests/WebUI/3-Review-Own-Info.robot" text:style-name="Internet_20_link" text:visited-style-name="Visited_20_Internet_20_Link">3-Review-Own-Info.robot</text:a></text:p>
        </text:list-item>
      </text:list>
      <text:p text:style-name="P5"/>
      <text:p text:style-name="P5"/>
      <text:p text:style-name="P5"/>
      <text:p text:style-name="P5"><text:soft-page-break/>For <text:a xlink:type="simple" xlink:href="https://github.com/TeddyTeddy/CRF_Demo_Solution/tree/master/TestProject/Tests/API" text:style-name="Internet_20_link" text:visited-style-name="Visited_20_Internet_20_Link">API</text:a>:</text:p>
      <text:p text:style-name="P5"/>
      <text:list xml:id="list3935294755" text:style-name="L10">
        <text:list-item>
          <text:p text:style-name="P8"><text:a xlink:type="simple" xlink:href="https://github.com/TeddyTeddy/CRF_Demo_Solution/blob/master/TestProject/Tests/API/1-Reviewing-Users.robot" text:style-name="Internet_20_link" text:visited-style-name="Visited_20_Internet_20_Link">1-Reviewing-Users.robot</text:a></text:p>
        </text:list-item>
        <text:list-item>
          <text:p text:style-name="P8"><text:a xlink:type="simple" xlink:href="https://github.com/TeddyTeddy/CRF_Demo_Solution/blob/master/TestProject/Tests/API/2-Getting-Personal-Information.robot" text:style-name="Internet_20_link" text:visited-style-name="Visited_20_Internet_20_Link">2-Getting-Personal-Information.robot</text:a></text:p>
        </text:list-item>
        <text:list-item>
          <text:p text:style-name="P8"><text:a xlink:type="simple" xlink:href="https://github.com/TeddyTeddy/CRF_Demo_Solution/blob/master/TestProject/Tests/API/3-Updating-Personal-Information.robot" text:style-name="Internet_20_link" text:visited-style-name="Visited_20_Internet_20_Link">3-Updating-Personal-Information.robot</text:a></text:p>
        </text:list-item>
      </text:list>
      <text:p text:style-name="P5"/>
      <text:p text:style-name="P5">Note that for each EPIC, I <text:span text:style-name="T21">decided to</text:span> <text:span text:style-name="T21">have</text:span> own test suite. <text:span text:style-name="T21">After that I asked myself, which epic should I start to focusing? Referring to Flasky documentation, I decided to start with registration epic, because:</text:span></text:p>
      <text:p text:style-name="P5"/>
      <text:list xml:id="list18437702" text:style-name="L11">
        <text:list-item>
          <text:p text:style-name="P16">You can’t login unless you are registered</text:p>
        </text:list-item>
        <text:list-item>
          <text:p text:style-name="P16">You can’t request API unless you are registered &amp; have a valid API key (*)</text:p>
        </text:list-item>
      </text:list>
      <text:p text:style-name="P17"/>
      <text:p text:style-name="P18"><text:span text:style-name="T22">So,</text:span> I focused on the registration form <text:span text:style-name="T22">on Web UI. I did some exploratory testing to understand the design principles and checked </text:span><text:a xlink:type="simple" xlink:href="https://github.com/Interview-demoapp/Flasky/blob/3d0f4301d0145bcc98cdd970b720dd2b06445130/demo_app/auth.py#L40" text:style-name="Internet_20_link" text:visited-style-name="Visited_20_Internet_20_Link"><text:span text:style-name="T22">Flasky’s code</text:span></text:a><text:span text:style-name="T22"> on how (incorrectly) registration is handled.</text:span></text:p>
      <text:p text:style-name="P19">Then, I decided that requirements <text:span text:style-name="T23">specification</text:span> for the registration form is missing. So, I wrote one as stated in <text:span text:style-name="T23">Section 2 of </text:span><text:a xlink:type="simple" xlink:href="https://github.com/TeddyTeddy/CRF_Demo_Solution/blob/master/TestProject/RequirementsVsTestResults.pdf" text:style-name="Internet_20_link" text:visited-style-name="Visited_20_Internet_20_Link"><text:span text:style-name="T23">RequiremensVsTestResults.pdf</text:span></text:a><text:span text:style-name="T23">. </text:span>I <text:span text:style-name="T23">sent the spec to</text:span> Signant Health <text:span text:style-name="T23">in mail to get green light. Once I got the green light, I decided to create </text:span><text:a xlink:type="simple" xlink:href="https://github.com/TeddyTeddy/CRF_Demo_Solution/tree/master/TestProject/TestData" text:style-name="Internet_20_link" text:visited-style-name="Visited_20_Internet_20_Link"><text:span text:style-name="T23">test data</text:span></text:a><text:span text:style-name="T23"> for each field in the registration form:</text:span></text:p>
      <text:p text:style-name="P19"/>
      <text:list xml:id="list778204329" text:style-name="L12">
        <text:list-item>
          <text:p text:style-name="P20"><text:a xlink:type="simple" xlink:href="https://github.com/TeddyTeddy/CRF_Demo_Solution/blob/master/TestProject/TestData/Usernames.json" text:style-name="Internet_20_link" text:visited-style-name="Visited_20_Internet_20_Link">Usernames.json</text:a></text:p>
        </text:list-item>
        <text:list-item>
          <text:p text:style-name="P20"><text:a xlink:type="simple" xlink:href="https://github.com/TeddyTeddy/CRF_Demo_Solution/blob/master/TestProject/TestData/Passwords.json" text:style-name="Internet_20_link" text:visited-style-name="Visited_20_Internet_20_Link">Passwords.json</text:a></text:p>
        </text:list-item>
        <text:list-item>
          <text:p text:style-name="P20"><text:a xlink:type="simple" xlink:href="https://github.com/TeddyTeddy/CRF_Demo_Solution/blob/master/TestProject/TestData/Firstnames.json" text:style-name="Internet_20_link" text:visited-style-name="Visited_20_Internet_20_Link">Firstnames.json</text:a></text:p>
        </text:list-item>
        <text:list-item>
          <text:p text:style-name="P20"><text:a xlink:type="simple" xlink:href="https://github.com/TeddyTeddy/CRF_Demo_Solution/blob/master/TestProject/TestData/Lastnames.json" text:style-name="Internet_20_link" text:visited-style-name="Visited_20_Internet_20_Link">Lastnames.json</text:a></text:p>
        </text:list-item>
        <text:list-item>
          <text:p text:style-name="P20"><text:a xlink:type="simple" xlink:href="https://github.com/TeddyTeddy/CRF_Demo_Solution/blob/master/TestProject/TestData/PhoneNumbers.json" text:style-name="Internet_20_link" text:visited-style-name="Visited_20_Internet_20_Link">PhoneNumbers.json</text:a></text:p>
        </text:list-item>
      </text:list>
      <text:p text:style-name="P5"/>
      <text:p text:style-name="P23">So, in short, <text:span text:style-name="T45">first I clarified the requirements for registration form and then </text:span>I <text:span text:style-name="T45">created</text:span> test data <text:span text:style-name="T44">based on that specification.</text:span></text:p>
      <text:p text:style-name="P23"/>
      <text:p text:style-name="P22">I specified that all 5 fields in the registration form are mandatory. So, I needed to implement my first case, which fetches randomly username, password, first name, last name and phone number and fills in the form and expects a success / failure based on the fetched values’ validity. So, when I thought about the design of test architecture to achieve this objective, I have decided to implement in <text:span text:style-name="T24">TestProject/</text:span><text:a xlink:type="simple" xlink:href="https://github.com/TeddyTeddy/CRF_Demo_Solution/tree/master/TestProject/CustomLibs" text:style-name="Internet_20_link" text:visited-style-name="Visited_20_Internet_20_Link">CustomLibs</text:a> <text:span text:style-name="T24">folder </text:span>the following:</text:p>
      <text:p text:style-name="P5"/>
      <text:list xml:id="list1871642143" text:style-name="L13">
        <text:list-item>
          <text:p text:style-name="P12"><text:a xlink:type="simple" xlink:href="https://github.com/TeddyTeddy/CRF_Demo_Solution/blob/master/TestProject/CustomLibs/RegistrationFormDataUtils.py" text:style-name="Internet_20_link" text:visited-style-name="Visited_20_Internet_20_Link">RegistrationFormDataUtils.py</text:a> : <text:span text:style-name="T23">implements generators combining the fields to create registration form data</text:span></text:p>
        </text:list-item>
        <text:list-item>
          <text:p text:style-name="P12"><text:a xlink:type="simple" xlink:href="https://github.com/TeddyTeddy/CRF_Demo_Solution/blob/master/TestProject/CustomLibs/RegistrationFormDataReader.py" text:style-name="Internet_20_link" text:visited-style-name="Visited_20_Internet_20_Link">RegistrationFormDataReader.py</text:a> : <text:span text:style-name="T23">a custom RF library utilizing the generators exposing keywords to </text:span><text:a xlink:type="simple" xlink:href="https://github.com/TeddyTeddy/CRF_Demo_Solution/blob/master/TestProject/Resources/DataManager.robot" text:style-name="Internet_20_link" text:visited-style-name="Visited_20_Internet_20_Link"><text:span text:style-name="T23">DataManager</text:span></text:a><text:span text:style-name="T23">, which itself is a thin wrapper for test suites.</text:span></text:p>
        </text:list-item>
      </text:list>
      <text:p text:style-name="P23"/>
      <text:p text:style-name="P23">Basically, the test suite’s for the epics (e.g. <text:a xlink:type="simple" xlink:href="https://github.com/TeddyTeddy/CRF_Demo_Solution/blob/master/TestProject/Tests/WebUI/1-Registration.robot" text:style-name="Internet_20_link" text:visited-style-name="Visited_20_Internet_20_Link"><text:span text:style-name="T20">1-Registration.robot</text:span></text:a><text:span text:style-name="T20"> </text:span>) utilizes DataManager to read a <text:span text:style-name="T2">registration_form_data</text:span>, an example of which is listed as follows:</text:p>
      <text:p text:style-name="P23"/>
      <text:p text:style-name="P23">{</text:p>
      <text:p text:style-name="P23"><text:s text:c="4"/>"<text:span text:style-name="T43">username</text:span>": {</text:p>
      <text:p text:style-name="P23"><text:s text:c="8"/>"value": "# 123abc",</text:p>
      <text:p text:style-name="P23"><text:s text:c="8"/>"isValid": false,</text:p>
      <text:p text:style-name="P23"><text:s text:c="8"/>"expected_error": "Minimum 8 characters required. Space character is not allowed"</text:p>
      <text:p text:style-name="P23"><text:s text:c="5"/>},</text:p>
      <text:p text:style-name="P23"><text:s text:c="4"/>"<text:span text:style-name="T43">password</text:span>": {</text:p>
      <text:p text:style-name="P23"><text:s text:c="8"/>"value": "ABC!?.abABC!?.abABC!?.",</text:p>
      <text:p text:style-name="P23"><text:s text:c="8"/>"isValid": false,</text:p>
      <text:p text:style-name="P23"><text:soft-page-break/><text:s text:c="8"/>"expected_error": "Min 8 characters. Must contain at least one character from [a-z], [A-Z], [0-9] and [!?.]"</text:p>
      <text:p text:style-name="P23"><text:s text:c="7"/>},</text:p>
      <text:p text:style-name="P23"><text:s text:c="4"/>"<text:span text:style-name="T43">first_name</text:span>": {</text:p>
      <text:p text:style-name="P23"><text:s text:c="9"/>"value": "Helena!.?",</text:p>
      <text:p text:style-name="P23"><text:s text:c="9"/>"isValid": false,</text:p>
      <text:p text:style-name="P23"><text:s text:c="9"/>"expected_error": "Each first name must contain only characters from the set [a-zA-Z]. First names must be seperated by a a single space. First names must have at least 2 characters"</text:p>
      <text:p text:style-name="P23"><text:s text:c="4"/>},</text:p>
      <text:p text:style-name="P23"><text:s text:c="4"/>"<text:span text:style-name="T43">last_name</text:span>": {</text:p>
      <text:p text:style-name="P23"><text:s text:c="8"/>"value": "W Xi",</text:p>
      <text:p text:style-name="P23"><text:s text:c="8"/>"isValid": false,</text:p>
      <text:p text:style-name="P23"><text:s text:c="8"/>"expected_error": "Each last name must contain only characters from the set [a-zA-Z]. Last names must be seperated by a a single space. Last names must have at least 2 characters"</text:p>
      <text:p text:style-name="P23"><text:s text:c="4"/>},</text:p>
      <text:p text:style-name="P23"><text:s text:c="4"/>"<text:span text:style-name="T43">phone_number</text:span>": {</text:p>
      <text:p text:style-name="P23"><text:s text:c="8"/>"value": "",</text:p>
      <text:p text:style-name="P23"><text:s text:c="8"/>"isValid": false,</text:p>
      <text:p text:style-name="P23"><text:s text:c="8"/>"expected_error": "Please fill out this field."</text:p>
      <text:p text:style-name="P23"><text:s text:c="4"/>}</text:p>
      <text:p text:style-name="P23">}</text:p>
      <text:p text:style-name="P23"/>
      <text:p text:style-name="P24">As you see, <text:span text:style-name="T2">registration_form_data</text:span> is a dictionary containing several <text:span text:style-name="T16">field_data</text:span><text:span text:style-name="T2"> </text:span><text:span text:style-name="T26">items, </text:span><text:span text:style-name="T27">each of which is a dictionary themselves. Each field_data (e.g. </text:span><text:span text:style-name="T42">last_name</text:span><text:span text:style-name="T27">) contains what “value” </text:span><text:span text:style-name="T28">(e.g. “W Xi” ) </text:span><text:span text:style-name="T27">should be written to the </text:span><text:span text:style-name="T28">form and if it has invalid data (e.g. </text:span><text:span text:style-name="T25">"isValid": false </text:span><text:span text:style-name="T28">) then the “expected_error” we should see while taking into account </text:span><text:span text:style-name="T5">Figure 1</text:span><text:span text:style-name="T29"> of </text:span><text:a xlink:type="simple" xlink:href="https://github.com/TeddyTeddy/CRF_Demo_Solution/blob/master/TestProject/RequirementsVsTestResults.pdf" text:style-name="Internet_20_link" text:visited-style-name="Visited_20_Internet_20_Link"><text:span text:style-name="T29">RequiremensVsTestResults.pdf</text:span></text:a><text:span text:style-name="T29">. </text:span></text:p>
      <text:p text:style-name="P24"><text:span text:style-name="T29"/></text:p>
      <text:p text:style-name="P26"><text:span text:style-name="T25">Now that I implemented DataManager and its dependencies, I managed to receive <text:s/></text:span><text:span text:style-name="T6">registration_form_data </text:span><text:span text:style-name="T25">instances each having its </text:span><text:span text:style-name="T2">field_data</text:span><text:span text:style-name="T25"> items randomly picked from:</text:span></text:p>
      <text:p text:style-name="P26"><text:span text:style-name="T25"/></text:p>
      <text:list xml:id="list165936672674697" text:continue-list="list778204329" text:style-name="L12">
        <text:list-item>
          <text:p text:style-name="P21"><text:a xlink:type="simple" xlink:href="https://github.com/TeddyTeddy/CRF_Demo_Solution/blob/master/TestProject/TestData/Usernames.json" text:style-name="Internet_20_link" text:visited-style-name="Visited_20_Internet_20_Link">Usernames.json</text:a></text:p>
        </text:list-item>
        <text:list-item>
          <text:p text:style-name="P21"><text:a xlink:type="simple" xlink:href="https://github.com/TeddyTeddy/CRF_Demo_Solution/blob/master/TestProject/TestData/Passwords.json" text:style-name="Internet_20_link" text:visited-style-name="Visited_20_Internet_20_Link">Passwords.json</text:a></text:p>
        </text:list-item>
        <text:list-item>
          <text:p text:style-name="P21"><text:a xlink:type="simple" xlink:href="https://github.com/TeddyTeddy/CRF_Demo_Solution/blob/master/TestProject/TestData/Firstnames.json" text:style-name="Internet_20_link" text:visited-style-name="Visited_20_Internet_20_Link">Firstnames.json</text:a></text:p>
        </text:list-item>
        <text:list-item>
          <text:p text:style-name="P21"><text:a xlink:type="simple" xlink:href="https://github.com/TeddyTeddy/CRF_Demo_Solution/blob/master/TestProject/TestData/Lastnames.json" text:style-name="Internet_20_link" text:visited-style-name="Visited_20_Internet_20_Link">Lastnames.json</text:a></text:p>
        </text:list-item>
        <text:list-item>
          <text:p text:style-name="P21"><text:a xlink:type="simple" xlink:href="https://github.com/TeddyTeddy/CRF_Demo_Solution/blob/master/TestProject/TestData/PhoneNumbers.json" text:style-name="Internet_20_link" text:visited-style-name="Visited_20_Internet_20_Link"><text:span text:style-name="T25">PhoneNumbers.json</text:span></text:a></text:p>
        </text:list-item>
      </text:list>
      <text:p text:style-name="P13"/>
      <text:p text:style-name="P26">This has been the most challenging part of the project. Once that is ready, I implemented</text:p>
      <text:p text:style-name="P27"><text:span text:style-name="T46">my first test case “</text:span><text:a xlink:type="simple" xlink:href="https://github.com/TeddyTeddy/CRF_Demo_Solution/blob/737c387bc71bda55d8bdb0e9b7782a24f1f45ca1/TestProject/Tests/WebUI/1-Registration.robot#L937" text:style-name="Internet_20_link" text:visited-style-name="Visited_20_Internet_20_Link">Registering With Variety Of Registration Form Data</text:a>”. <text:span text:style-name="T46">It was failing (as expected), taking into account </text:span><text:span text:style-name="T5">Figure 1</text:span><text:span text:style-name="T29"> of </text:span><text:a xlink:type="simple" xlink:href="https://github.com/TeddyTeddy/CRF_Demo_Solution/blob/master/TestProject/RequirementsVsTestResults.pdf" text:style-name="Internet_20_link" text:visited-style-name="Visited_20_Internet_20_Link"><text:span text:style-name="T29">RequiremensVsTestResults.pdf</text:span></text:a><text:span text:style-name="T29"> </text:span><text:span text:style-name="T30">and the <text:s/></text:span><text:span text:style-name="T6">registration_form_data </text:span><text:span text:style-name="T30">instances read in each iteration from DataManager.</text:span></text:p>
      <text:p text:style-name="P27"><text:span text:style-name="T30"/></text:p>
      <text:p text:style-name="P28"><text:span text:style-name="T30">S</text:span><text:span text:style-name="T25">o far, I implemented only 1 test case, proving that the Signant approved requirements specs (i.e. <text:s/></text:span><text:span text:style-name="T5">Figure 1</text:span><text:span text:style-name="T29"> of </text:span><text:a xlink:type="simple" xlink:href="https://github.com/TeddyTeddy/CRF_Demo_Solution/blob/master/TestProject/RequirementsVsTestResults.pdf" text:style-name="Internet_20_link" text:visited-style-name="Visited_20_Internet_20_Link"><text:span text:style-name="T29">RequiremensVsTestResults.pdf</text:span></text:a><text:span text:style-name="T29"> </text:span><text:span text:style-name="T25">) was not working. </text:span></text:p>
      <text:p text:style-name="P28"><text:span text:style-name="T25"/></text:p>
      <text:p text:style-name="P28"><text:span text:style-name="T25">Referring to the user stories in Table 1, Table 2, Table 3, Table 4 and Table 5 </text:span><text:span text:style-name="T29">of </text:span><text:a xlink:type="simple" xlink:href="https://github.com/TeddyTeddy/CRF_Demo_Solution/blob/master/TestProject/RequirementsVsTestResults.pdf" text:style-name="Internet_20_link" text:visited-style-name="Visited_20_Internet_20_Link"><text:span text:style-name="T29">RequiremensVsTestResults.pdf</text:span></text:a><text:span text:style-name="T25">, I then implemented the test cases for each user story.</text:span></text:p>
      <text:p text:style-name="P28"><text:span text:style-name="T25"/></text:p>
      <text:p text:style-name="P29"><text:span text:style-name="T25">Having implemented </text:span><text:a xlink:type="simple" xlink:href="https://github.com/TeddyTeddy/CRF_Demo_Solution/blob/master/TestProject/Tests/WebUI/1-Registration.robot" text:style-name="Internet_20_link" text:visited-style-name="Visited_20_Internet_20_Link"><text:span text:style-name="T31">1-Registration.robot</text:span></text:a><text:span text:style-name="T31"> </text:span><text:span text:style-name="T25">(the first &amp; the most important epic), I then easily implemented the remaining UI epics</text:span></text:p>
      <text:p text:style-name="P29"><text:span text:style-name="T25"/></text:p>
      <text:list xml:id="list165936526300917" text:continue-list="list3868941932" text:style-name="L9">
        <text:list-item>
          <text:p text:style-name="P7"><text:a xlink:type="simple" xlink:href="https://github.com/TeddyTeddy/CRF_Demo_Solution/blob/master/TestProject/Tests/WebUI/2-Login.robot" text:style-name="Internet_20_link" text:visited-style-name="Visited_20_Internet_20_Link">2-Login.robot</text:a></text:p>
        </text:list-item>
        <text:list-item>
          <text:p text:style-name="P7"><text:soft-page-break/><text:a xlink:type="simple" xlink:href="https://github.com/TeddyTeddy/CRF_Demo_Solution/blob/master/TestProject/Tests/WebUI/3-Review-Own-Info.robot" text:style-name="Internet_20_link" text:visited-style-name="Visited_20_Internet_20_Link"><text:span text:style-name="T25">3-Review-Own-Info.robot</text:span></text:a></text:p>
        </text:list-item>
      </text:list>
      <text:p text:style-name="P13"/>
      <text:p text:style-name="P29">Once I was done with UI tests, I tagged them acc.to the <text:a xlink:type="simple" xlink:href="https://github.com/TeddyTeddy/CRF_Demo_Solution/blob/master/TestProject/RequirementsVsTestResults.pdf" text:style-name="Internet_20_link" text:visited-style-name="Visited_20_Internet_20_Link"><text:span text:style-name="T29">RequiremensVsTestResults.pdf</text:span></text:a><text:span text:style-name="T29">, </text:span><text:span text:style-name="T25">Section 2, Tables 1-5. And I re-run the tests to see the status per UI epic &amp; UI user story.</text:span></text:p>
      <text:p text:style-name="P13"/>
      <text:p text:style-name="P30">Once I was done with UI tests, I turned my attention to API epics:</text:p>
      <text:p text:style-name="P30"/>
      <text:p text:style-name="P14">For <text:a xlink:type="simple" xlink:href="https://github.com/TeddyTeddy/CRF_Demo_Solution/tree/master/TestProject/Tests/API" text:style-name="Internet_20_link" text:visited-style-name="Visited_20_Internet_20_Link">API</text:a>:</text:p>
      <text:p text:style-name="P14"/>
      <text:list xml:id="list165935693900034" text:continue-list="list3935294755" text:style-name="L10">
        <text:list-item>
          <text:p text:style-name="P9"><text:a xlink:type="simple" xlink:href="https://github.com/TeddyTeddy/CRF_Demo_Solution/blob/master/TestProject/Tests/API/1-Reviewing-Users.robot" text:style-name="Internet_20_link" text:visited-style-name="Visited_20_Internet_20_Link">1-Reviewing-Users.robot</text:a></text:p>
        </text:list-item>
        <text:list-item>
          <text:p text:style-name="P9"><text:a xlink:type="simple" xlink:href="https://github.com/TeddyTeddy/CRF_Demo_Solution/blob/master/TestProject/Tests/API/2-Getting-Personal-Information.robot" text:style-name="Internet_20_link" text:visited-style-name="Visited_20_Internet_20_Link">2-Getting-Personal-Information.robot</text:a></text:p>
        </text:list-item>
        <text:list-item>
          <text:p text:style-name="P9"><text:a xlink:type="simple" xlink:href="https://github.com/TeddyTeddy/CRF_Demo_Solution/blob/master/TestProject/Tests/API/3-Updating-Personal-Information.robot" text:style-name="Internet_20_link" text:visited-style-name="Visited_20_Internet_20_Link">3-Updating-Personal-Information.robot</text:a></text:p>
        </text:list-item>
      </text:list>
      <text:p text:style-name="P30"/>
      <text:p text:style-name="P30">There was one common issue that all these epics share. They all needed users with tokens in the system database file and system must be started with that database file (which I will talk about more in test-ability question <text:span text:style-name="T10">Q8</text:span><text:span text:style-name="T62"> </text:span>later). So, how do get users with valid tokens into the system?</text:p>
      <text:p text:style-name="P30"/>
      <text:p text:style-name="P30">Luckily, there was a solution. For <text:a xlink:type="simple" xlink:href="https://github.com/TeddyTeddy/CRF_Demo_Solution/blob/master/TestProject/Tests/WebUI/2-Login.robot" text:style-name="Internet_20_link" text:visited-style-name="Visited_20_Internet_20_Link"><text:span text:style-name="T20">2-Login.robot</text:span></text:a><text:span text:style-name="T20"> epic’s tests, </text:span>I had implemented the keyword</text:p>
      <text:p text:style-name="P30"><text:a xlink:type="simple" xlink:href="https://github.com/TeddyTeddy/CRF_Demo_Solution/blob/737c387bc71bda55d8bdb0e9b7782a24f1f45ca1/TestProject/Resources/CrfDemoApp.robot#L83" text:style-name="Internet_20_link" text:visited-style-name="Visited_20_Internet_20_Link">Re-Start Web Application With Many Registered Users</text:a>. <text:span text:style-name="T47">This keyword was already doing the registration of </text:span><text:a xlink:type="simple" xlink:href="https://github.com/TeddyTeddy/CRF_Demo_Solution/blob/master/TestProject/TestData/ManyValidUsers.json" text:style-name="Internet_20_link" text:visited-style-name="Visited_20_Internet_20_Link"><text:span text:style-name="T47">3 valid users</text:span></text:a><text:span text:style-name="T47"> for me. So, I already had a database file with 3 valid users. They were lacking the tokens each, so I followed the instructions to create a token for each manually:</text:span></text:p>
      <text:p text:style-name="P30"/>
      <text:p text:style-name="P31">(.venv) (base) hakan@hakan-VirtualBox:~/Python/Robot/CRF_Demo_Solution/TestProject$ curl -u SuperDuperUser1 http://localhost:8080/api/auth/token</text:p>
      <text:p text:style-name="P31">Enter host password for user 'SuperDuperUser1':</text:p>
      <text:p text:style-name="P31">{"status":"SUCCESS","token":"MTczNzAyNjc5NDg4Mzc1MzcwNDIwODAyOTM1NTExMjU4NzkzNDM2"}</text:p>
      <text:p text:style-name="P31"/>
      <text:p text:style-name="P31">(.venv) (base) hakan@hakan-VirtualBox:~/Python/Robot/CRF_Demo_Solution/TestProject$ curl -u SuperDuperUser2 http://localhost:8080/api/auth/token</text:p>
      <text:p text:style-name="P31">Enter host password for user 'SuperDuperUser2':</text:p>
      <text:p text:style-name="P31">{"status":"SUCCESS","token":"MzI2MTg2NjIyMDY0OTk3NTc1ODcxMjEwNDQ2OTUxMTUzMTQxOTY4"}</text:p>
      <text:p text:style-name="P31"/>
      <text:p text:style-name="P31">(.venv) (base) hakan@hakan-VirtualBox:~/Python/Robot/CRF_Demo_Solution/TestProject$ curl -u SuperDuperUser3 http://localhost:8080/api/auth/token</text:p>
      <text:p text:style-name="P31">Enter host password for user 'SuperDuperUser3':</text:p>
      <text:p text:style-name="P31">{"status":"SUCCESS","token":"MTgxMjcxNDM1OTIzNTUzNjMyMzIxNTgzNjY0MTg1MzU4MTg0MTA3"}</text:p>
      <text:p text:style-name="P30"/>
      <text:p text:style-name="P33"><text:span text:style-name="T47">Volaa! I had the </text:span><text:span text:style-name="T7">test database file</text:span><text:span text:style-name="T47"> with 3 users with valid tokens. I stored it to TestProject/TestData/</text:span><text:a xlink:type="simple" xlink:href="https://github.com/TeddyTeddy/CRF_Demo_Solution/blob/master/TestProject/TestData/demo_app_with_users.sqlite" text:style-name="Internet_20_link" text:visited-style-name="Visited_20_Internet_20_Link">demo_app_with_users.sqlite</text:a>. <text:span text:style-name="T47">Lets take a pause on this one, and re-focus the API epics.</text:span></text:p>
      <text:p text:style-name="P32"/>
      <text:p text:style-name="P15">For <text:a xlink:type="simple" xlink:href="https://github.com/TeddyTeddy/CRF_Demo_Solution/tree/master/TestProject/Tests/API" text:style-name="Internet_20_link" text:visited-style-name="Visited_20_Internet_20_Link">API</text:a>:</text:p>
      <text:p text:style-name="P15"/>
      <text:list xml:id="list165936533622429" text:continue-numbering="true" text:style-name="L10">
        <text:list-item>
          <text:p text:style-name="P10"><text:a xlink:type="simple" xlink:href="https://github.com/TeddyTeddy/CRF_Demo_Solution/blob/master/TestProject/Tests/API/1-Reviewing-Users.robot" text:style-name="Internet_20_link" text:visited-style-name="Visited_20_Internet_20_Link">1-Reviewing-Users.robot</text:a></text:p>
        </text:list-item>
        <text:list-item>
          <text:p text:style-name="P10"><text:a xlink:type="simple" xlink:href="https://github.com/TeddyTeddy/CRF_Demo_Solution/blob/master/TestProject/Tests/API/2-Getting-Personal-Information.robot" text:style-name="Internet_20_link" text:visited-style-name="Visited_20_Internet_20_Link">2-Getting-Personal-Information.robot</text:a></text:p>
        </text:list-item>
        <text:list-item>
          <text:p text:style-name="P10"><text:a xlink:type="simple" xlink:href="https://github.com/TeddyTeddy/CRF_Demo_Solution/blob/master/TestProject/Tests/API/3-Updating-Personal-Information.robot" text:style-name="Internet_20_link" text:visited-style-name="Visited_20_Internet_20_Link">3-Updating-Personal-Information.robot</text:a></text:p>
        </text:list-item>
      </text:list>
      <text:p text:style-name="P32"/>
      <text:p text:style-name="P32">All these epics have test cases, which are to make GET/PUT requests to the API. <text:span text:style-name="T48">With each request API returns is supposed to manipulate the database content or not. So, we need to verify (using RF’s </text:span><text:a xlink:type="simple" xlink:href="https://pypi.org/project/robotframework-databaselibrary/" text:style-name="Internet_20_link" text:visited-style-name="Visited_20_Internet_20_Link"><text:span text:style-name="T48">Database Library</text:span></text:a><text:span text:style-name="T48"> ) that the database content is indeed modified the right way or kept intact. So I implemented </text:span><text:a xlink:type="simple" xlink:href="https://github.com/TeddyTeddy/CRF_Demo_Solution/blob/master/TestProject/Resources/DbManager.robot" text:style-name="Internet_20_link" text:visited-style-name="Visited_20_Internet_20_Link"><text:span text:style-name="T48">DbManager</text:span></text:a><text:span text:style-name="T48">, which enabled my test suites to access the Flasky’s local database in real time. So, I could locally do the following:</text:span></text:p>
      <text:p text:style-name="P32"/>
      <text:list xml:id="list234754712" text:style-name="L14">
        <text:list-item>
          <text:p text:style-name="P35">Kill all Flasky processes if any</text:p>
        </text:list-item>
        <text:list-item>
          <text:p text:style-name="P35">Copy <text:s/><text:span text:style-name="T7">test database file </text:span><text:span text:style-name="T25">into Flasky/instance</text:span></text:p>
        </text:list-item>
        <text:list-item>
          <text:p text:style-name="P35"><text:span text:style-name="T25">Start Flasky only with </text:span><text:span text:style-name="Source_20_Text"><text:span text:style-name="T49">flask run --host=0.0.0.0 --port=8080</text:span></text:span></text:p>
        </text:list-item>
      </text:list>
      <text:p text:style-name="P32"/>
      <text:p text:style-name="P36"><text:soft-page-break/>And I can repeat the above process in a keyword as many times needed. This became especially handy in <text:a xlink:type="simple" xlink:href="https://github.com/TeddyTeddy/CRF_Demo_Solution/blob/737c387bc71bda55d8bdb0e9b7782a24f1f45ca1/TestProject/Tests/API/3-Updating-Personal-Information.robot#L16" text:style-name="Internet_20_link" text:visited-style-name="Visited_20_Internet_20_Link">Test Setup</text:a> phase. Now, before each API test call, Flasky was ready with 3 users with tokens <text:span text:style-name="T58">(**)</text:span>. This made the API epics become <text:span text:style-name="T51">testable</text:span><text:span text:style-name="T52">; <text:s/>I can make the API calls with/without tokens and verify that database has/has not changed. </text:span></text:p>
      <text:p text:style-name="P36"><text:span text:style-name="T53"/></text:p>
      <text:p text:style-name="P36"><text:span text:style-name="T53">Note also that </text:span><text:a xlink:type="simple" xlink:href="https://github.com/TeddyTeddy/CRF_Demo_Solution/blob/737c387bc71bda55d8bdb0e9b7782a24f1f45ca1/TestProject/Resources/DataManager.robot#L43" text:style-name="Internet_20_link" text:visited-style-name="Visited_20_Internet_20_Link">DataManager</text:a><text:span text:style-name="T53"> was already designed to return the users in the <text:s/></text:span><text:span text:style-name="T56">test database file;</text:span></text:p>
      <text:p text:style-name="P25"><text:span text:style-name="T57">D</text:span><text:span text:style-name="T52">ataManager will read </text:span><text:a xlink:type="simple" xlink:href="https://github.com/TeddyTeddy/CRF_Demo_Solution/blob/master/TestProject/TestData/ManyValidUsers.json" text:style-name="Internet_20_link" text:visited-style-name="Visited_20_Internet_20_Link"><text:span text:style-name="T51">ManyValidUsers.json</text:span></text:a><text:span text:style-name="T52"> one user at a time into a </text:span><text:span text:style-name="T55">registration_form_data</text:span><text:span text:style-name="T52"> instance. This capability is proven useful in API test suites later (for example, in </text:span><text:a xlink:type="simple" xlink:href="https://github.com/TeddyTeddy/CRF_Demo_Solution/blob/737c387bc71bda55d8bdb0e9b7782a24f1f45ca1/TestProject/Tests/API/3-Updating-Personal-Information.robot#L2159" text:style-name="Internet_20_link" text:visited-style-name="Visited_20_Internet_20_Link"><text:span text:style-name="T51">this test case</text:span></text:a><text:span text:style-name="T52">)</text:span></text:p>
      <text:p text:style-name="P36"><text:span text:style-name="T52"/></text:p>
      <text:p text:style-name="P36"><text:span text:style-name="T52">While </text:span><text:span text:style-name="T53">(**)</text:span><text:span text:style-name="T52"> is great news for locally running Flask,what happens if Flasky was running on a remote server?? </text:span><text:span text:style-name="T53">(</text:span><text:span text:style-name="T54">which I will talk about more in test-ability question </text:span><text:span text:style-name="T53">soon</text:span><text:span text:style-name="T54">).</text:span></text:p>
      <text:p text:style-name="P37"/>
      <text:p text:style-name="P38">Now, I was ready to implement the test cases. I managed to implement</text:p>
      <text:p text:style-name="P38"/>
      <text:list xml:id="list165937510052946" text:continue-list="list165936533622429" text:style-name="L10">
        <text:list-item>
          <text:p text:style-name="P11"><text:a xlink:type="simple" xlink:href="https://github.com/TeddyTeddy/CRF_Demo_Solution/blob/master/TestProject/Tests/API/1-Reviewing-Users.robot" text:style-name="Internet_20_link" text:visited-style-name="Visited_20_Internet_20_Link">1-Reviewing-Users.robot</text:a></text:p>
        </text:list-item>
        <text:list-item>
          <text:p text:style-name="P11"><text:a xlink:type="simple" xlink:href="https://github.com/TeddyTeddy/CRF_Demo_Solution/blob/master/TestProject/Tests/API/2-Getting-Personal-Information.robot" text:style-name="Internet_20_link" text:visited-style-name="Visited_20_Internet_20_Link">2-Getting-Personal-Information.robot</text:a></text:p>
        </text:list-item>
      </text:list>
      <text:p text:style-name="P38"/>
      <text:p text:style-name="P38">They were easy, because we were reading users/personal information from database and verifying that they match with what we received from API.</text:p>
      <text:p text:style-name="P38"/>
      <text:p text:style-name="P38">But for the third one:</text:p>
      <text:p text:style-name="P38"/>
      <text:list xml:id="list165936450631947" text:continue-numbering="true" text:style-name="L10">
        <text:list-item>
          <text:p text:style-name="P11"><text:a xlink:type="simple" xlink:href="https://github.com/TeddyTeddy/CRF_Demo_Solution/blob/master/TestProject/Tests/API/3-Updating-Personal-Information.robot" text:style-name="Internet_20_link" text:visited-style-name="Visited_20_Internet_20_Link">3-Updating-Personal-Information.robot</text:a></text:p>
        </text:list-item>
      </text:list>
      <text:p text:style-name="P38"/>
      <text:p text:style-name="P38">I needed to specify how API should work, when it received the following</text:p>
      <text:p text:style-name="P38"/>
      <text:p text:style-name="P38"><text:span text:style-name="T50">/api/users/{username} <text:tab/>PUT <text:tab/>Token</text:span> </text:p>
      <text:p text:style-name="P34"/>
      <text:p text:style-name="P38">So, I specified Section 3 (Figure 2) of <text:a xlink:type="simple" xlink:href="https://github.com/TeddyTeddy/CRF_Demo_Solution/blob/master/TestProject/RequirementsVsTestResults.pdf" text:style-name="Internet_20_link" text:visited-style-name="Visited_20_Internet_20_Link"><text:span text:style-name="T29">RequiremensVsTestResults.pdf</text:span></text:a><text:span text:style-name="T29">,</text:span><text:span text:style-name="T25">which then allowed me to breakdown the epic into smaller use cases. For each use case, it was easier to implement test case(s)</text:span></text:p>
      <text:p text:style-name="P39"><text:span text:style-name="T25">and or do exploratory testing with POSTMAN. (BTW, you can find my POSTMAN collection for the project </text:span><text:a xlink:type="simple" xlink:href="https://github.com/TeddyTeddy/CRF_Demo_Solution/tree/master/TestProject/Postman" text:style-name="Internet_20_link" text:visited-style-name="Visited_20_Internet_20_Link"><text:span text:style-name="T25">here</text:span></text:a><text:span text:style-name="T25">). </text:span><text:span text:style-name="T32">Once the test cases were ready, I tagged them according to Table 6 </text:span><text:span text:style-name="T25">of </text:span><text:a xlink:type="simple" xlink:href="https://github.com/TeddyTeddy/CRF_Demo_Solution/blob/master/TestProject/RequirementsVsTestResults.pdf" text:style-name="Internet_20_link" text:visited-style-name="Visited_20_Internet_20_Link"><text:span text:style-name="T29">RequiremensVsTestResults.pdf</text:span></text:a><text:span text:style-name="T29">. </text:span><text:span text:style-name="T32"><text:s/></text:span></text:p>
      <text:p text:style-name="P38"><text:span text:style-name="T25"/></text:p>
      <text:p text:style-name="P40"><text:span text:style-name="T32">Now all API test cases were ready as well. Then using the </text:span><text:a xlink:type="simple" xlink:href="https://github.com/TeddyTeddy/CRF_Demo_Solution/blob/master/TestProject/run" text:style-name="Internet_20_link" text:visited-style-name="Visited_20_Internet_20_Link"><text:span text:style-name="T32">run command</text:span></text:a><text:span text:style-name="T32">, I re-run all Web UI test suites against chromium, firefox and webkit browsers. With the same run command, I ran also the API tests. The results are stored under </text:span><text:a xlink:type="simple" xlink:href="https://github.com/TeddyTeddy/CRF_Demo_Solution/tree/master/TestProject/Results" text:style-name="Internet_20_link" text:visited-style-name="Visited_20_Internet_20_Link"><text:span text:style-name="T32">Results/</text:span></text:a><text:span text:style-name="T32"> folder respectively.</text:span></text:p>
      <text:p text:style-name="P40"><text:span text:style-name="T32"/></text:p>
      <text:p text:style-name="P41"><text:span text:style-name="T25">Finally, if I do a retrospective on the overall implementation procedure </text:span><text:span text:style-name="T40">(***)</text:span><text:span text:style-name="T25">:</text:span></text:p>
      <text:p text:style-name="P41"><text:span text:style-name="T25"/></text:p>
      <text:list xml:id="list4230368498" text:style-name="L15">
        <text:list-item>
          <text:p text:style-name="P42"><text:span text:style-name="T25">Define the UI/API specification</text:span></text:p>
        </text:list-item>
        <text:list-item>
          <text:p text:style-name="P42"><text:span text:style-name="T25">Implement test data based on (1)</text:span></text:p>
        </text:list-item>
        <text:list-item>
          <text:p text:style-name="P42"><text:span text:style-name="T25">Repeat (1) and (2), until test data covers all possible use cases</text:span></text:p>
        </text:list-item>
        <text:list-item>
          <text:p text:style-name="P42"><text:span text:style-name="T25">Implement code utilizing test data/database</text:span></text:p>
        </text:list-item>
        <text:list-item>
          <text:p text:style-name="P42"><text:span text:style-name="T25">Implement test cases based on (1)</text:span></text:p>
        </text:list-item>
        <text:list-item>
          <text:p text:style-name="P42"><text:span text:style-name="T25">Repeat (1)-(5) in iterations if needed</text:span></text:p>
        </text:list-item>
      </text:list>
      <text:p text:style-name="Standard"><text:s/></text:p>
      <text:p text:style-name="Standard"/>
      <text:p text:style-name="Standard"/>
      <text:p text:style-name="Standard"/>
      <text:p text:style-name="Standard"/>
      <text:p text:style-name="Standard"/>
      <text:p text:style-name="Standard"><text:soft-page-break/><text:s text:c="4"/><text:span text:style-name="T8">Q5) </text:span>How do you review code? </text:p>
      <text:p text:style-name="Standard"><text:s text:c="2"/></text:p>
      <text:p text:style-name="P44"><text:s text:c="3"/><text:span text:style-name="T2"><text:s/></text:span><text:span text:style-name="T9">A5)</text:span> <text:tab/><text:span text:style-name="T59">If the code I am reviewing is the System Under Test (SUT)’s code, then I take one use case at a time, I first define/refer to the specs of the use case having flowcharts (as in Figure 1 &amp; Figure 2 of </text:span><text:a xlink:type="simple" xlink:href="https://github.com/TeddyTeddy/CRF_Demo_Solution/blob/master/TestProject/RequirementsVsTestResults.pdf" text:style-name="Internet_20_link" text:visited-style-name="Visited_20_Internet_20_Link"><text:span text:style-name="T29">RequiremensVsTestResults.pdf</text:span></text:a><text:span text:style-name="T33">). While doing so, I also review the SUT’s code for the use case in question to see if there are any test cases and functionality I missed. In this process, I may update a the requirements’ spec. In short, I mostly I go use case by use case and analyze </text:span><text:span text:style-name="T34">relevant</text:span><text:span text:style-name="T33"> functionality in the SUT’s code.</text:span></text:p>
      <text:p text:style-name="P46"><text:span text:style-name="T33"/></text:p>
      <text:p text:style-name="P46"><text:span text:style-name="T33"><text:tab/>I</text:span><text:span text:style-name="T34">f the code I am reviewing is the test code itself, then I repeat a similar process taking into account one use case at a time, but this time I utilize system diagram’s </text:span><text:span text:style-name="T35">(as in Figure 1 &amp; Figure 2 of </text:span><text:a xlink:type="simple" xlink:href="https://github.com/TeddyTeddy/CRF_Demo_Solution/blob/master/TestProject/RequirementsVsTestResults.pdf" text:style-name="Internet_20_link" text:visited-style-name="Visited_20_Internet_20_Link"><text:span text:style-name="T29">RequiremensVsTestResults.pdf</text:span></text:a><text:span text:style-name="T33">) </text:span><text:span text:style-name="T34">to see if the existing test cases cover all the functionality.</text:span></text:p>
      <text:p text:style-name="Standard"><text:s/></text:p>
      <text:p text:style-name="Standard"><text:s text:c="3"/><text:span text:style-name="T9">Q6)</text:span><text:span text:style-name="T60"> </text:span>How do you enforce coding standards? </text:p>
      <text:p text:style-name="Standard"/>
      <text:p text:style-name="P45">In general (but not for this demo), I use automated tools such as <text:a xlink:type="simple" xlink:href="https://github.com/MarketSquare/robotframework-robocop" text:style-name="Internet_20_link" text:visited-style-name="Visited_20_Internet_20_Link">robotframework-robocop</text:a> and <text:a xlink:type="simple" xlink:href="https://github.com/MarketSquare/robotframework-tidy" text:style-name="Internet_20_link" text:visited-style-name="Visited_20_Internet_20_Link">robotframework-tidy</text:a> tools to enforce <text:a xlink:type="simple" xlink:href="https://github.com/robotframework/HowToWriteGoodTestCases/blob/master/HowToWriteGoodTestCases.rst" text:style-name="Internet_20_link" text:visited-style-name="Visited_20_Internet_20_Link">the coding standards</text:a>. Also peer to peer reviews can be utilized. </text:p>
      <text:p text:style-name="P45"/>
      <text:p text:style-name="Standard"><text:s text:c="3"/><text:span text:style-name="T2"><text:s/></text:span><text:span text:style-name="T9">Q7) </text:span>How do you plan what kind of approach you take for test automation - what libraries to use, how does it work in couple of years, how to make it easy to maintain, etc? What are the main points to consider?</text:p>
      <text:p text:style-name="P46"><text:span text:style-name="T9"><text:s text:c="3"/>A7)</text:span><text:span text:style-name="T60"> I usually do a research on StackOverflow etc for an answer to solve a particular problem. </text:span></text:p>
      <text:p text:style-name="P46"><text:span text:style-name="T60">Let’s say that the thread there said to use particular library X to solve my problem. Then I check the project page in GitHub as well as the pip repository for the following questions for Project X:</text:span></text:p>
      <text:p text:style-name="P46"/>
      <text:list xml:id="list2550308580" text:style-name="L16">
        <text:list-item>
          <text:p text:style-name="P48">Does it have an active community? </text:p>
          <text:list>
            <text:list-item>
              <text:p text:style-name="P48">When was the last time an issue was fixed?</text:p>
            </text:list-item>
            <text:list-item>
              <text:p text:style-name="P48">When was the last time when a new release was made?</text:p>
            </text:list-item>
            <text:list-item>
              <text:p text:style-name="P48">What does the release history look like?</text:p>
            </text:list-item>
            <text:list-item>
              <text:p text:style-name="P48">What the current release plan?</text:p>
            </text:list-item>
          </text:list>
        </text:list-item>
        <text:list-item>
          <text:p text:style-name="P47"><text:span text:style-name="T61">Does it have a stable &amp; tested code base?</text:span></text:p>
          <text:list>
            <text:list-item>
              <text:p text:style-name="P48">How many open issues does currently have?</text:p>
            </text:list-item>
            <text:list-item>
              <text:p text:style-name="P48">How many critical issues does it currently have?</text:p>
            </text:list-item>
            <text:list-item>
              <text:p text:style-name="P48">Does it have a test code that is running green?</text:p>
            </text:list-item>
          </text:list>
        </text:list-item>
        <text:list-item>
          <text:p text:style-name="P47"><text:span text:style-name="T61">Developer community characteristics</text:span></text:p>
          <text:list>
            <text:list-item>
              <text:p text:style-name="P48">How many contributors are there?</text:p>
            </text:list-item>
            <text:list-item>
              <text:p text:style-name="P48">How many of them have been in the last 3 months?</text:p>
            </text:list-item>
          </text:list>
        </text:list-item>
      </text:list>
      <text:p text:style-name="P49"/>
      <text:p text:style-name="P50"><text:span text:style-name="T63">One can create an excel checklist to collect answers for the above questions. If must of them are green, then we can consider using library X into use. </text:span>On top of that I try to use the latest version of the libraries when possible.</text:p>
      <text:p text:style-name="P46"/>
      <text:p text:style-name="P52"><text:s text:c="2"/><text:span text:style-name="T2"><text:s text:c="2"/></text:span><text:span text:style-name="T10">Q8)</text:span><text:span text:style-name="T62"> </text:span>Code <text:span text:style-name="T62">test-ability</text:span>, how do you enforce it? How do you make sure that the product is testable?</text:p>
      <text:p text:style-name="P51"><text:s text:c="4"/><text:span text:style-name="T10">A8)</text:span><text:span text:style-name="T62"> Considering FlaskyIn </text:span><text:span text:style-name="T10">A4</text:span><text:span text:style-name="T37"> (**), </text:span><text:span text:style-name="T36"><text:s/></text:span><text:span text:style-name="T37">I explained how to make Flasky start with </text:span><text:span text:style-name="T11">test database file</text:span><text:span text:style-name="T37"> having 3 users with tokens. However, when Flasky runs on its own web server, what then? We need a similar mechanism, where can start Flasky remotely with the </text:span><text:span text:style-name="T11">test database file. </text:span><text:span text:style-name="T37">I am not sure how </text:span><text:span text:style-name="T38">to achive this</text:span><text:span text:style-name="T37">. My guess </text:span><text:span text:style-name="T38">is</text:span><text:span text:style-name="T37"> to use docker container having the Flasky with the test database file &amp; some script/tool to </text:span><text:span text:style-name="T38">(re-)</text:span><text:span text:style-name="T37">start the Flasky remotely. I might be wrong here.</text:span></text:p>
      <text:p text:style-name="P51"><text:span text:style-name="T37"/></text:p>
      <text:p text:style-name="P53"><text:span text:style-name="T37">I</text:span><text:span text:style-name="T39">f I was to provide a more general answer to this question, then I would check </text:span><text:a xlink:type="simple" xlink:href="https://www.sitepen.com/blog/testable-code-best-practices" text:style-name="Internet_20_link" text:visited-style-name="Visited_20_Internet_20_Link"><text:span text:style-name="T39">this blog</text:span></text:a><text:span text:style-name="T39">. I am not fully competent on the subject yet. </text:span></text:p>
      <text:p text:style-name="Standard"><text:soft-page-break/></text:p>
      <text:p text:style-name="Standard"><text:span text:style-name="T12">Q9)</text:span><text:span text:style-name="T64"> </text:span>Provide the following back as <text:span text:style-name="T65">freely </text:span>distributable git repository. </text:p>
      <text:p text:style-name="P55"><text:span text:style-name="T2">A9)</text:span> It can be found <text:a xlink:type="simple" xlink:href="https://github.com/TeddyTeddy/CRF_Demo_Solution" text:style-name="Internet_20_link" text:visited-style-name="Visited_20_Internet_20_Link">here</text:a>. <text:span text:style-name="T65">It is freely distributable with Apache 2.0 licence.</text:span></text:p>
      <text:p text:style-name="P56"/>
      <text:p text:style-name="Standard"><text:span text:style-name="T12">Q10)</text:span> <text:s/>Report of executed tests</text:p>
      <text:p text:style-name="P54"><text:span text:style-name="T2">A10)</text:span> Robot FW’s Test Logs can be found <text:a xlink:type="simple" xlink:href="https://github.com/TeddyTeddy/CRF_Demo_Solution/tree/master/TestProject/Results" text:style-name="Internet_20_link" text:visited-style-name="Visited_20_Internet_20_Link">here</text:a></text:p>
      <text:p text:style-name="P54"/>
      <text:p text:style-name="Standard"><text:span text:style-name="T12">Q11) </text:span>Report of found issues/bugs</text:p>
      <text:p text:style-name="P54"><text:span text:style-name="T2">A11)</text:span> Please refer to <text:a xlink:type="simple" xlink:href="https://github.com/TeddyTeddy/CRF_Demo_Solution/blob/master/TestProject/RequirementsVsTestResults.pdf" text:style-name="Internet_20_link" text:visited-style-name="Visited_20_Internet_20_Link">RequirementsVsTestResults.pdf</text:a></text:p>
      <text:p text:style-name="Standard"/>
      <text:p text:style-name="Standard"><text:span text:style-name="T13">Q12)</text:span><text:span text:style-name="T2"> </text:span>Tell us what improvement would you propose for the app?</text:p>
      <text:p text:style-name="P57"><text:span text:style-name="T2">A12)</text:span> Regarding the API’s epic (<text:a xlink:type="simple" xlink:href="https://github.com/TeddyTeddy/CRF_Demo_Solution/blob/master/TestProject/Tests/API/3-Updating-Personal-Information.robot" text:style-name="Internet_20_link" text:visited-style-name="Visited_20_Internet_20_Link"><text:span text:style-name="T20">3-Updating-Personal-Information.robot</text:span></text:a>), I wonder is it really intended for user X to be able to update firstname, lastname and phone of <text:span text:style-name="T51">another</text:span> user Y ?</text:p>
      <text:p text:style-name="P57">Should updating personal information be restricted to one’s own firstname, lastname and phone only? </text:p>
      <text:p text:style-name="P57"/>
      <text:p text:style-name="Standard"><text:span text:style-name="T14">Q13)</text:span><text:span text:style-name="T65"> </text:span>If you would be given a week to do quality assurance for this product, briefly plan the tasks based on your skills, knowledge and expertise</text:p>
      <text:p text:style-name="P58"><text:span text:style-name="T2">A13)</text:span> Referring to the development process I outlined in <text:span text:style-name="T2">A4 (***), </text:span><text:span text:style-name="T41">here are the tasks:</text:span></text:p>
      <text:p text:style-name="P58"><text:span text:style-name="T2"/></text:p>
      <text:list xml:id="list165936604736948" text:continue-list="list4230368498" text:style-name="L15">
        <text:list-item text:start-value="1">
          <text:p text:style-name="P43"><text:span text:style-name="T25">Define the UI/API specification <text:s/><text:tab/></text:span></text:p>
        </text:list-item>
        <text:list-item>
          <text:p text:style-name="P43"><text:span text:style-name="T25">Implement test data based on (1) <text:s/><text:tab/></text:span></text:p>
        </text:list-item>
        <text:list-item>
          <text:p text:style-name="P43"><text:span text:style-name="T25">Repeat (1) and (2), until test data covers all possible use cases</text:span></text:p>
        </text:list-item>
        <text:list-item>
          <text:p text:style-name="P43"><text:span text:style-name="T25">Implement code utilizing test data/database</text:span></text:p>
        </text:list-item>
        <text:list-item>
          <text:p text:style-name="P43"><text:span text:style-name="T25">Implement test cases based on (1)</text:span></text:p>
        </text:list-item>
        <text:list-item>
          <text:p text:style-name="P43"><text:span text:style-name="T25">Repeat (1)-(5) in iterations if needed</text:span></text:p>
        </text:list-item>
      </text:list>
      <text:p text:style-name="Standard"/>
      <text:p text:style-name="P59">1 week would not be enough. I spent a total of 3.5 weeks with weekends, and I can still implement more test cases.</text:p>
      <text:p text:style-name="Standard"/>
      <text:p text:style-name="P61"><text:span text:style-name="T15">Q14)</text:span><text:span text:style-name="T66"> </text:span><text:s/>Instructions how to run it and short description of components, including external libraries </text:p>
      <text:p text:style-name="P60"><text:span text:style-name="T2">Q14)</text:span> <text:s/><text:a xlink:type="simple" xlink:href="https://github.com/TeddyTeddy/CRF_Demo_Solution" text:style-name="Internet_20_link" text:visited-style-name="Visited_20_Internet_20_Link">README.md</text:a> at the root of the project describes all the required aspects</text:p>
      <text:p text:style-name="Standard"/>
      <text:p text:style-name="P61"><text:span text:style-name="T15">Q15)</text:span><text:span text:style-name="T66"> </text:span>Description about taken approach and potential gaps in application </text:p>
      <text:p text:style-name="P60"><text:span text:style-name="T2">A15)</text:span> This question is not understood.</text:p>
      <text:p text:style-name="P60"/>
      <text:p text:style-name="Standard"><text:span text:style-name="T15">Q16)</text:span><text:span text:style-name="T66"> </text:span>How much time it took, there is no time limit as such.</text:p>
      <text:p text:style-name="P60"><text:span text:style-name="T2">A16)</text:span> Here is a <text:a xlink:type="simple" xlink:href="https://clockify.me/shared/6106a89c5dc9a85f1e4530c1" text:style-name="Internet_20_link" text:visited-style-name="Visited_20_Internet_20_Link">time report</text:a>. Altogether, I spent 155 hou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1T11:36:29.915433192</meta:creation-date>
    <dc:date>2021-08-01T16:59:35.497712743</dc:date>
    <meta:editing-duration>PT2H49M56S</meta:editing-duration>
    <meta:editing-cycles>37</meta:editing-cycles>
    <meta:generator>LibreOffice/6.0.7.3$Linux_X86_64 LibreOffice_project/00m0$Build-3</meta:generator>
    <meta:document-statistic meta:table-count="0" meta:image-count="0" meta:object-count="0" meta:page-count="7" meta:paragraph-count="181" meta:word-count="2587" meta:character-count="16325" meta:non-whitespace-character-count="13732"/>
  </office:meta>
</office:document-meta>
</file>